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9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10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position="0% 100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Actividad Tema 3</text:p>
      <text:p text:style-name="P7"/>
      <text:p text:style-name="P9">Mantenimiento de Equipos Informáticos</text:p>
      <text:p text:style-name="P9">Curso 2008-2009</text:p>
      <text:p text:style-name="P9">Universidad de Granada</text:p>
      <text:p text:style-name="P9">Rubén Dugo Martín</text:p>
      <text:p text:style-name="P8"/>
      <text:p text:style-name="P1"/>
      <text:p text:style-name="P1"/>
      <text:p text:style-name="P4">a. Velocidad de transferencia con una ráfaga de 4 datos con cambio de página a 400, 533 y 630 Mhz.</text:p>
      <text:p text:style-name="P3"/>
      <text:p text:style-name="P3"/>
      <text:p text:style-name="P5"><text:tab/>Periodo:</text:p>
      <text:p text:style-name="P5"/>
      <text:p text:style-name="P5"><text:tab/><text:tab/>T<text:span text:style-name="T1">1</text:span> = 1/200MHz = 5 ns</text:p>
      <text:p text:style-name="P5"><text:tab/><text:tab/>T<text:span text:style-name="T1">2</text:span> = 1/266'5MHz = 3'8 ns</text:p>
      <text:p text:style-name="P5"><text:tab/><text:tab/>T<text:span text:style-name="T1">3</text:span> = 1/315MHz = 3'2 ns</text:p>
      <text:p text:style-name="P3"/>
      <text:p text:style-name="P3"/>
      <text:p text:style-name="P5"><text:tab/>Disponibilidad primer dato:</text:p>
      <text:p text:style-name="P3"/>
      <text:p text:style-name="P3"><text:span text:style-name="T3"><text:tab/><text:tab/>D</text:span><text:span text:style-name="T2">1</text:span><text:span text:style-name="T3"> = (2+2+2+5) ciclos · T</text:span><text:span text:style-name="T2">1</text:span><text:span text:style-name="T6"> = (2+2+2+5) ciclos · 5</text:span><text:span text:style-name="T3"> ns/ciclo = 55 ns</text:span></text:p>
      <text:p text:style-name="P5"><text:tab/><text:tab/>D<text:span text:style-name="T1">2</text:span> = (3+4+4+8) ciclos · 3'8 ns/ciclo = 72'2 ns</text:p>
      <text:p text:style-name="P3"><text:span text:style-name="T3"><text:tab/><text:tab/>D</text:span><text:span text:style-name="T2">3</text:span><text:span text:style-name="T3"> = (2'5+4+3+7) ciclos · 3'2 ns/ciclo = 52'8 ns</text:span></text:p>
      <text:p text:style-name="P5"/>
      <text:p text:style-name="P5"/>
      <text:p text:style-name="P5"><text:tab/>Lectura de los 4 datos (ráfaga):</text:p>
      <text:p text:style-name="P3"/>
      <text:p text:style-name="P5"><text:tab/><text:tab/>L<text:span text:style-name="T1">1</text:span> = T<text:span text:style-name="T1">1</text:span> / 2 datos/ciclo · 4 datos = 5 ns/ciclo / 2 datos/ciclo · 4 datos = 10 ns</text:p>
      <text:p text:style-name="P5"><text:tab/><text:tab/>L<text:span text:style-name="T1">2</text:span> = 3'8 ns/ciclo / 2 datos/ciclo · 4 datos = 7'6 ns</text:p>
      <text:p text:style-name="P5"><text:tab/><text:tab/>L<text:span text:style-name="T1">3</text:span> = 3'2 ns/ciclo / 2 datos/ciclo · 4 datos = 6'4 ns</text:p>
      <text:p text:style-name="P3"/>
      <text:p text:style-name="P3"/>
      <text:p text:style-name="P5"><text:tab/>Ráfaga de 4 datos de 64 bits =</text:p>
      <text:p text:style-name="P5"><text:tab/><text:tab/>64 bits/dato / 8 bits/byte · 4 datos/ráfaga = 32 bytes/ráfaga</text:p>
      <text:p text:style-name="P3"/>
      <text:p text:style-name="P3"/>
      <text:p text:style-name="P5"><text:tab/>Tiempo total aproximado:</text:p>
      <text:p text:style-name="P5"/>
      <text:p text:style-name="P5"><text:tab/><text:tab/>P<text:span text:style-name="T1">1</text:span> = D<text:span text:style-name="T1">1</text:span> + L<text:span text:style-name="T1">1</text:span> = 55 ns + 10 ns = 65 ns</text:p>
      <text:p text:style-name="P5"><text:tab/><text:tab/>P<text:span text:style-name="T1">2</text:span> = 72'2 ns + 7'6 ns = 79'8 ns</text:p>
      <text:p text:style-name="P5"><text:tab/><text:tab/>P<text:span text:style-name="T1">3</text:span> = 52'8 ns + 6'4 ns = 59'2 ns</text:p>
      <text:p text:style-name="P3"/>
      <text:p text:style-name="P5"/>
      <text:p text:style-name="P5"><text:tab/>Velocidad de transferencia<text:span text:style-name="T5">:</text:span></text:p>
      <text:p text:style-name="P3"/>
      <text:p text:style-name="P5"><text:tab/><text:tab/>V<text:span text:style-name="T1">1</text:span> = 32 bytes / P<text:span text:style-name="T1">1</text:span> = 32 bytes / 65 ns = <text:span text:style-name="T4">469'5 Mbytes/s (400MHZ)</text:span></text:p>
      <text:p text:style-name="P5"><text:tab/><text:tab/>V<text:span text:style-name="T1">2</text:span> = 32 bytes / 79'8 ns = <text:span text:style-name="T4">382'4 Mbytes/s (533MHz)</text:span></text:p>
      <text:p text:style-name="P5"><text:tab/><text:tab/>V<text:span text:style-name="T1">3</text:span> = 32 bytes / 59'2 ns = <text:span text:style-name="T4">515'5 Mbytes/s (630MHz)</text:span></text:p>
      <text:p text:style-name="P3"/>
      <text:p text:style-name="P3"/>
      <text:p text:style-name="P6"><text:tab/>NOTA: En este caso se obtiene una velocidad mayor para 400MHz que para 533MHz, esto se debe a que los tiempos de latencia penalizan en exceso al funcionamiento a 533MHz. Sin embargo, a 630MHz se obtiene la velocidad de transferencia óptima.</text:p>
      <text:p text:style-name="P3"/>
      <text:p text:style-name="P10"/>
      <text:p text:style-name="P4">b. Repetir el cálculo para la misma ráfaga si los datos se encontraran en la misma página. </text:p>
      <text:p text:style-name="P3"/>
      <text:p text:style-name="P6"><text:tab/>Los cálculos serían iguales que en el caso anterior pero sin tener en cuenta el T<text:span text:style-name="T1">RAS</text:span> ni el T<text:span text:style-name="T1">RP</text:span>.</text:p>
      <text:p text:style-name="P3"/>
      <text:p text:style-name="P6"/>
      <text:p text:style-name="P5"><text:tab/>Periodo:</text:p>
      <text:p text:style-name="P5"/>
      <text:p text:style-name="P5"><text:tab/><text:tab/>T<text:span text:style-name="T1">1</text:span> = 1/200MHz = 5 ns</text:p>
      <text:p text:style-name="P5"><text:tab/><text:tab/>T<text:span text:style-name="T1">2</text:span> = 1/266'5MHz = 3'8 ns</text:p>
      <text:p text:style-name="P5"><text:tab/><text:tab/>T<text:span text:style-name="T1">3</text:span> = 1/315MHz = 3'2 ns</text:p>
      <text:p text:style-name="P3"/>
      <text:p text:style-name="P3"/>
      <text:p text:style-name="P5"><text:tab/>Disponibilidad primer dato:</text:p>
      <text:p text:style-name="P3"/>
      <text:p text:style-name="P3"><text:span text:style-name="T3"><text:tab/><text:tab/>D</text:span><text:span text:style-name="T2">1</text:span><text:span text:style-name="T3"> = </text:span><text:span text:style-name="T6">(2+2) ciclos · 5</text:span><text:span text:style-name="T3"> ns/ciclo = 20 ns</text:span></text:p>
      <text:p text:style-name="P5"><text:tab/><text:tab/>D<text:span text:style-name="T1">2</text:span> = (3+4) ciclos · 3'8 ns/ciclo = 26'6 ns</text:p>
      <text:p text:style-name="P3"><text:span text:style-name="T3"><text:tab/><text:tab/>D</text:span><text:span text:style-name="T2">3</text:span><text:span text:style-name="T3"> = (2'5+4) ciclos · 3'2 ns/ciclo = 20'8 ns</text:span></text:p>
      <text:p text:style-name="P5"/>
      <text:p text:style-name="P5"/>
      <text:p text:style-name="P5"><text:tab/>Lectura de los 4 datos (ráfaga):</text:p>
      <text:p text:style-name="P3"/>
      <text:p text:style-name="P5"><text:tab/><text:tab/>L<text:span text:style-name="T1">1</text:span> = 5 ns/ciclo / 2 datos/ciclo · 4 datos = 10 ns</text:p>
      <text:p text:style-name="P5"><text:tab/><text:tab/>L<text:span text:style-name="T1">2</text:span> = 3'8 ns/ciclo / 2 datos/ciclo · 4 datos = 7'6 ns</text:p>
      <text:p text:style-name="P5"><text:tab/><text:tab/>L<text:span text:style-name="T1">3</text:span> = 3'2 ns/ciclo / 2 datos/ciclo · 4 datos = 6'4 ns</text:p>
      <text:p text:style-name="P3"/>
      <text:p text:style-name="P3"/>
      <text:p text:style-name="P5"><text:tab/>Ráfaga de 4 datos de 64 bits =</text:p>
      <text:p text:style-name="P5"><text:tab/><text:tab/>64 bits/dato / 8 bits/byte · 4 datos/ráfaga = 32 bytes/ráfaga</text:p>
      <text:p text:style-name="P3"/>
      <text:p text:style-name="P3"/>
      <text:p text:style-name="P5"><text:tab/>Tiempo total aproximado:</text:p>
      <text:p text:style-name="P5"/>
      <text:p text:style-name="P5"><text:tab/><text:tab/>P<text:span text:style-name="T1">1</text:span> = 20 ns + 10 ns = 30 ns</text:p>
      <text:p text:style-name="P5"><text:tab/><text:tab/>P<text:span text:style-name="T1">2</text:span> = 26'6 ns + 7'6 ns = 34'2 ns</text:p>
      <text:p text:style-name="P5"><text:tab/><text:tab/>P<text:span text:style-name="T1">3</text:span> = 20'8 ns + 6'4 ns = 27'2 ns</text:p>
      <text:p text:style-name="P3"/>
      <text:p text:style-name="P5"/>
      <text:p text:style-name="P5"><text:tab/>Velocidad de transferencia<text:span text:style-name="T5">:</text:span></text:p>
      <text:p text:style-name="P3"/>
      <text:p text:style-name="P5"><text:tab/><text:tab/>V<text:span text:style-name="T1">1</text:span> = 32 bytes / 30 ns = <text:span text:style-name="T4">1017'3 Mbytes/s (400MHZ)</text:span></text:p>
      <text:p text:style-name="P5"><text:tab/><text:tab/>V<text:span text:style-name="T1">2</text:span> = 32 bytes / 34'2 ns = <text:span text:style-name="T4">892'3 Mbytes/s (533MHz)</text:span></text:p>
      <text:p text:style-name="P6"><text:tab/><text:tab/>V<text:span text:style-name="T1">3</text:span> = 32 bytes / 27'2 ns = <text:span text:style-name="T4">1122 Mbytes/s (630MHz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3-12T15:51:29</meta:creation-date>
    <dc:creator>RauBn</dc:creator>
    <dc:date>2009-03-26T20:22:07</dc:date>
    <meta:editing-cycles>66</meta:editing-cycles>
    <meta:editing-duration>PT3H40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497" meta:character-count="2373"/>
  </office:meta>
</office:document-meta>
</file>